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4000001BEFA58AF55.png" manifest:media-type="image/png"/>
  <manifest:file-entry manifest:full-path="Pictures/100000010000012B000001FD209C6968.png" manifest:media-type="image/png"/>
  <manifest:file-entry manifest:full-path="Pictures/1000000100000138000002070D815A10.png" manifest:media-type="image/png"/>
  <manifest:file-entry manifest:full-path="Pictures/1000000100000321000001BAD1CBCDCD.png" manifest:media-type="image/png"/>
  <manifest:file-entry manifest:full-path="Pictures/1000000100000322000001C65603CFAE.png" manifest:media-type="image/png"/>
  <manifest:file-entry manifest:full-path="Pictures/100000010000031C000001C7FA042980.png" manifest:media-type="image/png"/>
  <manifest:file-entry manifest:full-path="Pictures/1000000100000305000000F4AED832E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4.156cm" svg:y="0.12cm" svg:width="7.913cm" svg:height="13.469cm" draw:z-index="0"><draw:image xlink:href="Pictures/100000010000012B000001FD209C69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4.156cm" svg:y="0.335cm" svg:width="8.257cm" svg:height="13.734cm" draw:z-index="1"><draw:image xlink:href="Pictures/1000000100000138000002070D815A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3" text:anchor-type="char" svg:width="17cm" svg:height="10.029cm" draw:z-index="2"><draw:image xlink:href="Pictures/10000001000002F4000001BEFA58AF55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4" text:anchor-type="char" svg:width="17cm" svg:height="9.624cm" draw:z-index="3"><draw:image xlink:href="Pictures/1000000100000322000001C65603CFAE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n5" text:anchor-type="char" svg:width="17cm" svg:height="9.717cm" draw:z-index="4"><draw:image xlink:href="Pictures/100000010000031C000001C7FA042980.png" xlink:type="simple" xlink:show="embed" xlink:actuate="onLoad" draw:mime-type="image/png"/></draw:frame><text:soft-page-break/></text:p>
      <text:p text:style-name="Standard"/>
      <text:p text:style-name="Standard"><draw:frame draw:style-name="fr2" draw:name="Imagen6" text:anchor-type="char" svg:width="17cm" svg:height="9.38cm" draw:z-index="5"><draw:image xlink:href="Pictures/1000000100000321000001BAD1CBCDCD.png" xlink:type="simple" xlink:show="embed" xlink:actuate="onLoad" draw:mime-type="image/png"/></draw:frame></text:p>
      <text:p text:style-name="Standard"/>
      <text:p text:style-name="Standard"><draw:frame draw:style-name="fr2" draw:name="Imagen7" text:anchor-type="char" svg:width="17cm" svg:height="5.364cm" draw:z-index="6"><draw:image xlink:href="Pictures/1000000100000305000000F4AED832EB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2:14:48.664103600</meta:creation-date>
    <dc:date>2026-01-27T12:17:58.021645200</dc:date>
    <meta:editing-duration>PT3M10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